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0in" fo:margin-top="0in" fo:margin-bottom="0in" table:align="left" style:writing-mode="page"/>
    </style:style>
    <style:style style:name="Table1.A" style:family="table-column">
      <style:table-column-properties style:column-width="1.6264in"/>
    </style:style>
    <style:style style:name="Table1.B" style:family="table-column">
      <style:table-column-properties style:column-width="2.0403in"/>
    </style:style>
    <style:style style:name="Table1.C" style:family="table-column">
      <style:table-column-properties style:column-width="0.2472in"/>
    </style:style>
    <style:style style:name="Table1.D" style:family="table-column">
      <style:table-column-properties style:column-width="2.756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B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" style:family="table">
      <style:table-properties style:width="6.6465in" fo:margin-left="0in" fo:margin-top="0in" fo:margin-bottom="0in" table:align="left" style:writing-mode="page"/>
    </style:style>
    <style:style style:name="Table2.A" style:family="table-column">
      <style:table-column-properties style:column-width="1.6493in"/>
    </style:style>
    <style:style style:name="Table2.B" style:family="table-column">
      <style:table-column-properties style:column-width="2.0132in"/>
    </style:style>
    <style:style style:name="Table2.C" style:family="table-column">
      <style:table-column-properties style:column-width="0.2521in"/>
    </style:style>
    <style:style style:name="Table2.D" style:family="table-column">
      <style:table-column-properties style:column-width="2.731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4.1097in" fo:margin-top="0in" fo:margin-bottom="0in" table:align="right" style:writing-mode="page"/>
    </style:style>
    <style:style style:name="Table3.A" style:family="table-column">
      <style:table-column-properties style:column-width="1.3778in"/>
    </style:style>
    <style:style style:name="Table3.B" style:family="table-column">
      <style:table-column-properties style:column-width="2.7313in"/>
    </style:style>
    <style:style style:name="Table3.1" style:family="table-row">
      <style:table-row-properties style:min-row-height="0.0139in"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B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4" style:family="table">
      <style:table-properties style:width="6.6701in" fo:margin-left="0in" fo:margin-top="0in" fo:margin-bottom="0in" table:align="left" style:writing-mode="page"/>
    </style:style>
    <style:style style:name="Table4.A" style:family="table-column">
      <style:table-column-properties style:column-width="3.7167in"/>
    </style:style>
    <style:style style:name="Table4.B" style:family="table-column">
      <style:table-column-properties style:column-width="0.1972in"/>
    </style:style>
    <style:style style:name="Table4.C" style:family="table-column">
      <style:table-column-properties style:column-width="2.7563in"/>
    </style:style>
    <style:style style:name="Table4.1" style:family="table-row">
      <style:table-row-properties style:min-row-height="0.3153in" fo:keep-together="auto"/>
    </style:style>
    <style:style style:name="Table4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4.C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language="uk" fo:country="UA" officeooo:paragraph-rsid="0018f03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8f03e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uk" fo:country="UA" officeooo:paragraph-rsid="0018f03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uk" fo:country="UA" officeooo:paragraph-rsid="0018f03e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language="uk" fo:country="UA" officeooo:paragraph-rsid="0018f03e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8pt" fo:language="uk" fo:country="UA" officeooo:paragraph-rsid="0018f03e" style:font-size-asian="8pt" style:font-name-complex="Times New Roman1" style:font-size-complex="8pt"/>
    </style:style>
    <style:style style:name="P7" style:family="paragraph" style:parent-style-name="Standard">
      <style:paragraph-properties fo:margin-left="-0.0728in" fo:margin-top="0in" fo:margin-bottom="0in" style:contextual-spacing="false" fo:line-height="100%" fo:text-align="justify" style:justify-single-word="false"/>
      <style:text-properties fo:language="uk" fo:country="UA" officeooo:paragraph-rsid="0018f03e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fo:language="uk" fo:country="UA" officeooo:paragraph-rsid="0018f03e" style:font-size-asian="14pt" style:font-name-complex="Times New Roman1" style:font-size-complex="14pt"/>
    </style:style>
    <style:style style:name="P9" style:family="paragraph" style:parent-style-name="Standard">
      <style:paragraph-properties fo:margin-left="0.0984in" fo:margin-top="0in" fo:margin-bottom="0in" style:contextual-spacing="false" fo:line-height="100%" fo:text-indent="-0.0984in" style:auto-text-indent="false"/>
      <style:text-properties style:font-name="Times New Roman" fo:language="uk" fo:country="UA" officeooo:paragraph-rsid="0018f03e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language="uk" fo:country="UA" officeooo:paragraph-rsid="0018f03e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8f03e" style:font-size-asian="14pt" style:font-name-complex="Times New Roman1"/>
    </style:style>
    <style:style style:name="P12" style:family="paragraph" style:parent-style-name="Standard" style:master-page-name="Converted1">
      <style:paragraph-properties fo:margin-top="0in" fo:margin-bottom="0in" style:contextual-spacing="false" fo:line-height="100%" fo:text-align="center" style:justify-single-word="false" style:page-number="auto"/>
      <style:text-properties officeooo:paragraph-rsid="0018f03e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8f03e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officeooo:paragraph-rsid="0018f03e" style:font-size-asian="14pt" style:font-name-complex="Times New Roman1"/>
    </style:style>
    <style:style style:name="P15" style:family="paragraph" style:parent-style-name="Standard">
      <style:paragraph-properties fo:line-height="100%" fo:text-align="center" style:justify-single-word="false"/>
      <style:text-properties officeooo:paragraph-rsid="0018f03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en" fo:country="US" officeooo:paragraph-rsid="0018f03e" style:font-size-asian="14pt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18f03e"/>
    </style:style>
    <style:style style:name="P18" style:family="paragraph" style:parent-style-name="Standard">
      <style:paragraph-properties fo:margin-left="-0.0728in" fo:margin-top="0in" fo:margin-bottom="0in" style:contextual-spacing="false" fo:line-height="100%"/>
      <style:text-properties officeooo:paragraph-rsid="0018f03e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en" fo:country="US" officeooo:paragraph-rsid="0018f03e" style:font-size-asian="14pt" style:font-name-complex="Times New Roman1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officeooo:paragraph-rsid="0018f03e" style:font-size-asian="14pt" style:font-name-complex="Times New Roman1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paragraph-rsid="0018f03e" style:font-size-asian="14pt" style:font-name-complex="Times New Roman1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paragraph-rsid="0018f03e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8pt" style:font-size-asian="18pt" style:font-name-complex="Times New Roman1" style:font-size-complex="18pt"/>
    </style:style>
    <style:style style:name="T3" style:family="text">
      <style:text-properties style:font-name="Times New Roman" fo:font-size="14pt" officeooo:rsid="0018f03e" style:font-size-asian="14pt" style:font-name-complex="Times New Roman1" style:font-size-complex="14pt"/>
    </style:style>
    <style:style style:name="T4" style:family="text">
      <style:text-properties style:font-name="Times New Roman" fo:font-size="8pt" style:font-size-asian="8pt" style:font-name-complex="Times New Roman1" style:font-size-complex="8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text-position="super 58%" style:font-name="Times New Roman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/>
    </style:style>
    <style:style style:name="T10" style:family="text">
      <style:text-properties style:font-name="Times New Roman" fo:font-size="14pt" style:font-size-asian="14pt" style:font-name-complex="Times New Roman1"/>
    </style:style>
    <style:style style:name="T11" style:family="text">
      <style:text-properties style:font-name="Times New Roman" fo:font-size="14pt" officeooo:rsid="0018f03e" style:font-size-asian="14pt" style:font-name-complex="Times New Roman1"/>
    </style:style>
    <style:style style:name="T12" style:family="text">
      <style:text-properties style:font-name="Times New Roman" fo:font-size="14pt" fo:language="en" fo:country="US" style:font-size-asian="14pt" style:font-name-complex="Times New Roman1"/>
    </style:style>
    <style:style style:name="T13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14" style:family="text">
      <style:text-properties style:font-name="Times New Roman" fo:font-size="14pt" fo:language="en" fo:country="GB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officeooo:rsid="0018f03e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 освіти і науки України</text:span></text:p>
      <text:p text:style-name="P1" loext:marker-style-name="T1"><text:span text:style-name="T1">Український державний університет науки і технологій</text:span></text:p>
      <text:p text:style-name="P2" loext:marker-style-name="T1"/>
      <text:p text:style-name="P3" loext:marker-style-name="T1"><text:span text:style-name="T1">Факультет «Комп'ютерні технології і системи»</text:span></text:p>
      <text:p text:style-name="P3" loext:marker-style-name="T1"><text:span text:style-name="T1">Кафедра «Комп'ютерні інформаційні технології»</text:span></text:p>
      <text:p text:style-name="P2" loext:marker-style-name="T1"/>
      <text:p text:style-name="P2" loext:marker-style-name="T1"/>
      <text:p text:style-name="P1" loext:marker-style-name="T2"><text:bookmark-start text:name="_Toc105428820"/><text:span text:style-name="T2">Пояснювальна записка</text:span><text:bookmark-end text:name="_Toc105428820"/></text:p>
      <text:p text:style-name="P1" loext:marker-style-name="T1"><text:span text:style-name="T1">до кваліфікаційної роботи бакалавра</text:span></text:p>
      <text:p text:style-name="P4" loext:marker-style-name="T1"/>
      <text:p text:style-name="P5" loext:marker-style-name="T1"><text:span text:style-name="T1">на тему: </text:span><text:span text:style-name="T3">«Проектування та розгортання маштабованоі системи для збору й аналізу телеметрії в Kubernetes за допомогою Elasticsearch і Grafana»</text:span></text:p>
      <text:p text:style-name="P5" loext:marker-style-name="T1"><text:span text:style-name="T1">за освітньою програмою: «12 Інженерія програмного забезпечення»</text:span></text:p>
      <text:p text:style-name="P5" loext:marker-style-name="T1"><text:span text:style-name="T1">зі <text:s/>спеціальності: «121 Інженерія програмного забезпечення»</text:span></text:p>
      <text:p text:style-name="P5" loext:marker-style-name="T1"><text:span text:style-name="T1">Виконав: студент групи «ПЗ</text:span><text:span text:style-name="T3">2016</text:span><text:span text:style-name="T1">»</text:span></text:p>
      <text:p text:style-name="P5" loext:marker-style-name="T1"><text:span text:style-name="T1"/></text:p>
      <text:p text:style-name="P5" loext:marker-style-name="T1"><text:span text:style-name="T1"/></text:p>
      <text:p text:style-name="P6" loext:marker-style-name="T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 loext:marker-style-name="T1"/>
          </table:table-cell>
          <table:table-cell table:style-name="Table1.B1" office:value-type="string">
            <text:p text:style-name="P4" loext:marker-style-name="T1"/>
          </table:table-cell>
          <table:table-cell table:style-name="Table1.A1" office:value-type="string">
            <text:p text:style-name="P4" loext:marker-style-name="T1"/>
          </table:table-cell>
          <table:table-cell table:style-name="Table1.B1" office:value-type="string">
            <text:p text:style-name="P4" loext:marker-style-name="T5"/>
          </table:table-cell>
        </table:table-row>
      </table:table>
      <text:p text:style-name="P5" loext:marker-style-name="T6"><text:span text:style-name="T6"><text:tab/><text:tab/><text:tab/><text:tab/><text:tab/><text:tab/>(підпис студента)<text:tab/><text:tab/><text:tab/><text:tab/><text:tab/>(Ім’я ПРІЗВИЩЕ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 loext:marker-style-name="T1"><text:span text:style-name="T1">Керівник:</text:span></text:p>
          </table:table-cell>
          <table:table-cell table:style-name="Table2.B1" office:value-type="string">
            <text:p text:style-name="P8" loext:marker-style-name="T1"/>
          </table:table-cell>
          <table:table-cell table:style-name="Table2.A1" office:value-type="string">
            <text:p text:style-name="P4" loext:marker-style-name="T1"/>
          </table:table-cell>
          <table:table-cell table:style-name="Table2.B1" office:value-type="string">
            <text:p text:style-name="P8" loext:marker-style-name="T1"/>
          </table:table-cell>
        </table:table-row>
      </table:table>
      <text:p text:style-name="P5" loext:marker-style-name="T6"><text:span text:style-name="T6"><text:tab/><text:tab/><text:tab/><text:tab/><text:tab/><text:tab/> <text:s text:c="14"/>(підпис)<text:tab/><text:tab/><text:tab/><text:tab/>(посада, Ім’я ПРІЗВИЩЕ)</text:span></text:p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ext:p text:style-name="P9" loext:marker-style-name="T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" loext:marker-style-name="T1"><text:span text:style-name="T1">Засвідчую, що у цій роботі немає запозичень з праць інших авторів без відповідних посилань.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5" loext:marker-style-name="T1"><text:span text:style-name="T1">Студент</text:span></text:p>
          </table:table-cell>
          <table:table-cell table:style-name="Table3.B2" office:value-type="string">
            <text:p text:style-name="P8" loext:marker-style-name="T1"/>
          </table:table-cell>
        </table:table-row>
      </table:table>
      <text:p text:style-name="P10" loext:marker-style-name="T8"><text:span text:style-name="T8"><text:tab/><text:tab/><text:tab/><text:tab/><text:tab/><text:tab/><text:tab/><text:tab/><text:tab/><text:tab/><text:tab/><text:tab/><text:tab/>(підпис)</text:span></text:p>
      <text:p text:style-name="P11" loext:marker-style-name="T9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" loext:marker-style-name="T9"><text:span text:style-name="T10">Дніпро – 202</text:span><text:span text:style-name="T11">5</text:span><text:span text:style-name="T10"> рік</text:span></text:p>
      <text:p text:style-name="P1" loext:marker-style-name="T9"><text:span text:style-name="T10"/></text:p>
      <text:p text:style-name="P12" loext:marker-style-name="T5"><text:span text:style-name="T5">Ministry of Education and Science of Ukraine</text:span></text:p>
      <text:p text:style-name="P13" loext:marker-style-name="T5"><text:span text:style-name="T5">Ukrainian State University of Science and Technologies</text:span></text:p>
      <text:p text:style-name="P14" loext:marker-style-name="T12"/>
      <text:p text:style-name="P15" loext:marker-style-name="T12"><text:span text:style-name="T12">Faculty «Computer technologies and systems»</text:span></text:p>
      <text:p text:style-name="P15" loext:marker-style-name="T12"><text:span text:style-name="T12">Department «Computer information technology»</text:span></text:p>
      <text:p text:style-name="P16" loext:marker-style-name="T12"/>
      <text:p text:style-name="P13" loext:marker-style-name="T13"><text:span text:style-name="T13">Explanatory Note </text:span></text:p>
      <text:p text:style-name="P15" loext:marker-style-name="T5"><text:span text:style-name="T5">to Bachelor’s Thesis</text:span></text:p>
      <text:p text:style-name="P15" loext:marker-style-name="T5"><text:span text:style-name="T5"/></text:p>
      <text:p text:style-name="P15" loext:marker-style-name="T5"><text:span text:style-name="T5"/></text:p>
      <text:p text:style-name="P17" loext:marker-style-name="T5"><text:span text:style-name="T5">on the topic:</text:span><text:span text:style-name="T1"> </text:span><text:span text:style-name="T5">«Design and deployment of a scalable system for collecting and analyzing telemetry in Kubernetes using Elasticsearch and Grafana»</text:span></text:p>
      <text:p text:style-name="P17" loext:marker-style-name="T5"><text:span text:style-name="T5"/></text:p>
      <text:p text:style-name="P17" loext:marker-style-name="T5"><text:span text:style-name="T5">according to educational curriculum «12 Software engineering»</text:span></text:p>
      <text:p text:style-name="P17" loext:marker-style-name="T5"><text:span text:style-name="T5">in the </text:span><text:span text:style-name="T14">Speciality</text:span><text:span text:style-name="T5">: «121 Software engineering»</text:span></text:p>
      <text:p text:style-name="P17" loext:marker-style-name="T5"><text:span text:style-name="T5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8" loext:marker-style-name="T5"><text:span text:style-name="T5">Done by the student of the group PZ</text:span><text:span text:style-name="T15">2016</text:span><text:span text:style-name="T5">:</text:span></text:p>
          </table:table-cell>
          <table:table-cell table:style-name="Table4.A1" office:value-type="string">
            <text:p text:style-name="P19" loext:marker-style-name="T5"/>
          </table:table-cell>
          <table:table-cell table:style-name="Table4.C1" office:value-type="string">
            <text:p text:style-name="P19" loext:marker-style-name="T5"/>
          </table:table-cell>
        </table:table-row>
        <table:table-row table:style-name="Table4.1">
          <table:table-cell table:style-name="Table4.A1" office:value-type="string">
            <text:p text:style-name="P18" loext:marker-style-name="T5"><text:span text:style-name="T5">Scientific Supervisor:</text:span></text:p>
          </table:table-cell>
          <table:table-cell table:style-name="Table4.A1" office:value-type="string">
            <text:p text:style-name="P19" loext:marker-style-name="T5"/>
          </table:table-cell>
          <table:table-cell table:style-name="Table4.C1" office:value-type="string">
            <text:p text:style-name="P19" loext:marker-style-name="T5"/>
          </table:table-cell>
        </table:table-row>
        <table:table-row table:style-name="Table4.1">
          <table:table-cell table:style-name="Table4.A1" office:value-type="string">
            <text:p text:style-name="P18" loext:marker-style-name="T5"><text:span text:style-name="T5">Normative controller:</text:span></text:p>
          </table:table-cell>
          <table:table-cell table:style-name="Table4.A1" office:value-type="string">
            <text:p text:style-name="P19" loext:marker-style-name="T5"/>
          </table:table-cell>
          <table:table-cell table:style-name="Table4.C1" office:value-type="string">
            <text:p text:style-name="P19" loext:marker-style-name="T5"/>
          </table:table-cell>
        </table:table-row>
      </table:table>
      <text:p text:style-name="P19" loext:marker-style-name="T5"/>
      <text:p text:style-name="P20" loext:marker-style-name="T10"/>
      <text:p text:style-name="P21" loext:marker-style-name="T10"/>
      <text:p text:style-name="P21" loext:marker-style-name="T10"/>
      <text:p text:style-name="P21" loext:marker-style-name="T10"/>
      <text:p text:style-name="P21" loext:marker-style-name="T10"/>
      <text:p text:style-name="P21" loext:marker-style-name="T10"/>
      <text:p text:style-name="P21" loext:marker-style-name="T10"/>
      <text:p text:style-name="P21" loext:marker-style-name="T10"/>
      <text:p text:style-name="P21" loext:marker-style-name="T10"/>
      <text:p text:style-name="P21" loext:marker-style-name="T10"/>
      <text:p text:style-name="P21" loext:marker-style-name="T10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13" loext:marker-style-name="T9"><text:span text:style-name="T12">Dnipro</text:span><text:span text:style-name="T10"> – </text:span><text:span text:style-name="T9">202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style:font-name-complex="Times New Roman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>
      <style:header>
        <text:p text:style-name="MP1" loext:marker-style-name="MT1"><text:span text:style-name="MT1"><text:page-number text:select-page="current">3</text:page-number></text:span></text:p>
        <text:p text:style-name="Header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3:58:13.445844016</meta:creation-date>
    <dc:date>2025-02-22T14:10:41.945840609</dc:date>
    <meta:editing-duration>PT12M28S</meta:editing-duration>
    <meta:editing-cycles>1</meta:editing-cycles>
    <meta:document-statistic meta:table-count="4" meta:image-count="0" meta:object-count="0" meta:page-count="2" meta:paragraph-count="31" meta:word-count="167" meta:character-count="1336" meta:non-whitespace-character-count="1149"/>
    <meta:generator>LibreOffice/24.8.4.2$Linux_X86_64 LibreOffice_project/480$Build-2</meta:generator>
  </office:meta>
</office:document-meta>
</file>